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55cm" fo:min-width="0cm"/>
    </style:style>
    <style:style style:name="pr1" style:family="presentation" style:parent-style-name="knowit-template-title">
      <style:graphic-properties draw:auto-grow-height="true" fo:min-height="18.848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draw:auto-grow-height="true" fo:min-height="3.507cm"/>
    </style:style>
    <style:style style:name="pr5" style:family="presentation" style:parent-style-name="knowit-template-outline1">
      <style:graphic-properties fo:min-height="13.61cm"/>
    </style:style>
    <style:style style:name="pr6" style:family="presentation" style:parent-style-name="knowit-template-title">
      <style:graphic-properties fo:min-height="3.256cm"/>
    </style:style>
    <style:style style:name="pr7" style:family="presentation" style:parent-style-name="knowit-template-title">
      <style:graphic-properties draw:fill-color="#ffffff" fo:min-height="3.256cm"/>
    </style:style>
    <style:style style:name="pr8" style:family="presentation" style:parent-style-name="knowit-template-outline1">
      <style:graphic-properties draw:fill-color="#ffffff" fo:min-height="13.61cm"/>
    </style:style>
    <style:style style:name="pr9" style:family="presentation" style:parent-style-name="knowit-template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family="'Bookman Old Style'" style:font-family-generic="roman" style:font-pitch="variable" fo:font-size="400pt" style:font-size-asian="400pt" style:font-size-complex="400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top="0cm" fo:margin-bottom="0cm" style:text-autospace="none"/>
    </style:style>
    <style:style style:name="P8" style:family="paragraph">
      <style:paragraph-properties fo:margin-top="0cm" fo:margin-bottom="0cm"/>
      <style:text-properties fo:color="#000000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style:paragraph-properties style:text-autospace="none"/>
    </style:style>
    <style:style style:name="P12" style:family="paragraph">
      <style:paragraph-properties fo:margin-left="0cm" fo:margin-right="0cm" fo:margin-top="0cm" fo:margin-bottom="0cm" fo:text-indent="0cm"/>
      <style:text-properties fo:font-family="Arial" style:font-family-generic="swiss" style:font-pitch="variable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Bookman Old Style'" style:font-family-generic="roman" style:font-pitch="variable" fo:font-size="400pt" style:font-size-asian="400pt" style:font-size-complex="40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6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2pt" style:language-asian="zxx" style:country-asian="none" style:font-style-asian="normal" style:font-weight-asian="normal" style:font-family-complex="'DejaVu Sans'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8" style:family="text">
      <style:text-properties fo:color="#000000" style:text-outline="false" style:text-line-through-style="none" fo:font-family="Helvetica" style:font-family-generic="swiss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/>
    </style:style>
    <style:style style:name="T9" style:family="text">
      <style:text-properties fo:font-family="Arial" style:font-family-generic="swiss" style:font-pitch="variable"/>
    </style:style>
    <style:style style:name="T10" style:family="text">
      <style:text-properties fo:font-family="Arial" style:font-family-generic="swiss" style:font-pitch="variable" fo:font-size="22pt" style:font-size-asian="22pt" style:font-size-complex="22pt"/>
    </style:style>
    <style:style style:name="T11" style:family="text">
      <style:text-properties fo:font-family="Arial" style:font-family-generic="swiss" style:font-pitch="variable" fo:font-size="18pt" style:font-size-asian="18pt" style:font-size-complex="18pt"/>
    </style:style>
    <style:style style:name="T12" style:family="text">
      <style:text-properties fo:color="#ff5e5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Monaco" style:font-family-generic-asian="modern" style:font-pitch-asian="fixed" style:font-size-asian="22pt" style:font-style-asian="normal" style:font-weight-asian="normal" style:font-family-complex="Monaco" style:font-family-generic-complex="modern" style:font-pitch-complex="fixed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2" draw:layer="layout" svg:width="25.199cm" svg:height="18.848cm" svg:x="1.4cm" svg:y="0.837cm" presentation:class="title" presentation:user-transformed="true">
          <draw:text-box>
            <text:p text:style-name="P1"><text:span text:style-name="T1">Scala bas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3" draw:layer="layout" svg:width="5.015cm" svg:height="16.816cm" svg:x="11.495cm" svg:y="0.003cm">
          <draw:text-box>
            <text:p><text:span text:style-name="T2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ype definition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</text:p>
            <text:p text:style-name="P4"><text:span text:style-name="T3"/></text:p>
            <text:p text:style-name="P4"><text:span text:style-name="T3">s: String</text:span></text:p>
            <text:p text:style-name="P4"><text:span text:style-name="T3">i: Int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</text:p>
            <text:p text:style-name="P4"><text:span text:style-name="T3"/></text:p>
            <text:p text:style-name="P4"><text:span text:style-name="T3">String s</text:span></text:p>
            <text:p text:style-name="P4"><text:span text:style-name="T3">int i / Integer 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Variable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4">val s = “Hello World”</text:span></text:p>
            <text:p text:style-name="P4"><text:span text:style-name="T4"/></text:p>
            <text:p text:style-name="P4"><text:span text:style-name="T4">var i = 1</text:span></text:p>
            <text:p text:style-name="P4"><text:span text:style-name="T4"/></text:p>
            <text:p text:style-name="P4"><text:span text:style-name="T4">private var j = 3</text:span></text:p>
          </draw:text-box>
        </draw:frame>
        <draw:frame presentation:style-name="pr5" draw:text-style-name="P4" draw:layer="layout" svg:width="13.689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4">public final String s = “Hello World”;</text:span></text:p>
            <text:p text:style-name="P4"><text:span text:style-name="T4"/></text:p>
            <text:p text:style-name="P4"><text:span text:style-name="T4">public int i = 1;</text:span></text:p>
            <text:p text:style-name="P4"><text:span text:style-name="T4"/></text:p>
            <text:p text:style-name="P4"><text:span text:style-name="T4">private int j = 3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Method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def add(x: Int, y: Int): Int = {</text:span></text:p>
            <text:p text:style-name="P4"><text:span text:style-name="T3"><text:s text:c="4"/></text:span><text:span text:style-name="T3">x + y</text:span></text:p>
            <text:p text:style-name="P4"><text:span text:style-name="T3">}</text:span></text:p>
            <text:p text:style-name="P4"><text:span text:style-name="T5"/></text:p>
            <text:p text:style-name="P4"><text:span text:style-name="T3">def add(x: Int, y: Int) = x + y</text:span></text:p>
            <text:p text:style-name="P4"><text:span text:style-name="T3"/></text:p>
            <text:p text:style-name="P4"><text:span text:style-name="T3">def doSomething(text: String) {</text:span></text:p>
            <text:p text:style-name="P4"><text:span text:style-name="T3">}</text:span></text:p>
          </draw:text-box>
        </draw:frame>
        <draw:frame presentation:style-name="pr5" draw:text-style-name="P4" draw:layer="layout" svg:width="13.689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ublic int add(int x, int y) {</text:span></text:p>
            <text:p text:style-name="P4"><text:span text:style-name="T3"><text:s text:c="4"/></text:span><text:span text:style-name="T3">return x + y;</text:span></text:p>
            <text:p text:style-name="P4"><text:span text:style-name="T3">}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public void doSometing(String text) {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3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Methods (2)</text:p>
          </draw:text-box>
        </draw:frame>
        <draw:frame presentation:style-name="pr5" draw:layer="layout" svg:width="12.296cm" svg:height="15.40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myObject.myMethod(1)</text:span></text:p>
            <text:p text:style-name="P4"><text:span text:style-name="T3">myObject myMethod(1)</text:span></text:p>
            <text:p text:style-name="P4"><text:span text:style-name="T3">myObject myMethod 1</text:span></text:p>
            <text:p text:style-name="P4"><text:span text:style-name="T3"/></text:p>
            <text:p text:style-name="P4"><text:span text:style-name="T3">myObject.myOtherMethod(1, 2)</text:span></text:p>
            <text:p text:style-name="P4"><text:span text:style-name="T3">myObject myOtherMethod(1, 2)</text:span></text:p>
            <text:p text:style-name="P4"><text:span text:style-name="T3"/></text:p>
            <text:p text:style-name="P4"><text:span text:style-name="T3">myObject.myMutatingMethod()</text:span></text:p>
            <text:p text:style-name="P4"><text:span text:style-name="T3">myObject.myMutatingMethod</text:span></text:p>
            <text:p text:style-name="P4"><text:span text:style-name="T3">myObject myMutatingMethod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myObject.myMethod(1);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myObject.myOtherMethod(1, 2);</text:span></text:p>
            <text:p text:style-name="P4"><text:span text:style-name="T3"/></text:p>
            <text:p text:style-name="P4"><text:span text:style-name="T3"/></text:p>
            <text:p text:style-name="P4"><text:span text:style-name="T3">myObject.myMutatingMethod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Methods (3)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override def toString = ...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@Override</text:span></text:p>
            <text:p text:style-name="P4"><text:span text:style-name="T3">public String toString() {...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Classes and constructor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class Person(val name: String)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ublic class Person {</text:span></text:p>
            <text:p text:style-name="P5"><text:span text:style-name="T6">private final String name;</text:span></text:p>
            <text:p text:style-name="P5"><text:span text:style-name="T6">public Person(String name) {</text:span></text:p>
            <text:p text:style-name="P6"><text:span text:style-name="T6">this.name = name;</text:span></text:p>
            <text:p text:style-name="P5"><text:span text:style-name="T6">}</text:span></text:p>
            <text:p text:style-name="P5"><text:span text:style-name="T6">public String getName() {</text:span></text:p>
            <text:p text:style-name="P6"><text:span text:style-name="T6">return name;</text:span></text:p>
            <text:p text:style-name="P5"><text:span text:style-name="T6">}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Traits (= Interface + Mixin)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trait Shape {</text:span></text:p>
            <text:p text:style-name="P5"><text:span text:style-name="T6">def area: Double</text:span></text:p>
            <text:p text:style-name="P4"><text:span text:style-name="T3">}</text:span></text:p>
            <text:p text:style-name="P4"><text:span text:style-name="T3"/></text:p>
            <text:p text:style-name="P4"><text:span text:style-name="T3">class Circle extends Object with Shape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interface Shape {</text:span></text:p>
            <text:p text:style-name="P5"><text:span text:style-name="T6">public double area();</text:span></text:p>
            <text:p text:style-name="P4"><text:span text:style-name="T3">}</text:span></text:p>
            <text:p text:style-name="P4"><text:span text:style-name="T3"/></text:p>
            <text:p text:style-name="P4"><text:span text:style-name="T3">public class Circle extends Object implements Sha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No “static” in Scala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object PersonUtil {</text:span></text:p>
            <text:p text:style-name="P5"><text:span text:style-name="T6">val Aldersgrense = 18</text:span></text:p>
            <text:p text:style-name="P5"><text:span text:style-name="T6"/></text:p>
            <text:p text:style-name="P5"><text:span text:style-name="T6">def tellPersoner(personer: List[Person]) = ...</text:span></text:p>
            <text:p text:style-name="P4"><text:span text:style-name="T3">}</text:span></text:p>
          </draw:text-box>
        </draw:frame>
        <draw:frame presentation:style-name="pr8" draw:layer="layout" svg:width="12.296cm" svg:height="14.771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ublic class PersonUtil {</text:span></text:p>
            <text:p text:style-name="P5"><text:span text:style-name="T6">public static final int ALDERSGRENSE = 18;</text:span></text:p>
            <text:p text:style-name="P5"><text:span text:style-name="T6"/></text:p>
            <text:p text:style-name="P5"><text:span text:style-name="T6">public static int tellPersoner(List&lt;Person&gt; personer) {</text:span></text:p>
            <text:p text:style-name="P6"><text:span text:style-name="T6">...</text:span></text:p>
            <text:p text:style-name="P5"><text:span text:style-name="T6">}</text:span></text:p>
            <text:p text:style-name="P4"><text:span text:style-name="T3">}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1">if-then-else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if (foo) {</text:span></text:p>
            <text:p text:style-name="P5"><text:span text:style-name="T6">...</text:span></text:p>
            <text:p text:style-name="P4"><text:span text:style-name="T3">} else if (bar) {</text:span></text:p>
            <text:p text:style-name="P5"><text:span text:style-name="T6">...</text:span></text:p>
            <text:p text:style-name="P4"><text:span text:style-name="T3">} else {</text:span></text:p>
            <text:p text:style-name="P5"><text:span text:style-name="T6">...</text:span></text:p>
            <text:p text:style-name="P4"><text:span text:style-name="T3">}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if (foo) {</text:span></text:p>
            <text:p text:style-name="P5"><text:span text:style-name="T6">...</text:span></text:p>
            <text:p text:style-name="P4"><text:span text:style-name="T3">} else if (bar) {</text:span></text:p>
            <text:p text:style-name="P5"><text:span text:style-name="T6">...</text:span></text:p>
            <text:p text:style-name="P4"><text:span text:style-name="T3">} else {</text:span></text:p>
            <text:p text:style-name="P5"><text:span text:style-name="T6">...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For-loop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for (i &lt;- 0 to 3) {</text:span></text:p>
            <text:p text:style-name="P4"><text:span text:style-name="T3"><text:s text:c="4"/></text:span><text:span text:style-name="T3">...</text:span></text:p>
            <text:p text:style-name="P4"><text:span text:style-name="T3">}</text:span></text:p>
            <text:p text:style-name="P4"><text:span text:style-name="T3"/></text:p>
            <text:p text:style-name="P4"><text:span text:style-name="T3">for (s &lt;- args) println(s)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for (int i = 0; i &lt; 4; i++) {</text:span></text:p>
            <text:p text:style-name="P4"><text:span text:style-name="T3"><text:s text:c="4"/></text:span><text:span text:style-name="T3">...</text:span></text:p>
            <text:p text:style-name="P4"><text:span text:style-name="T3">}</text:span></text:p>
            <text:p text:style-name="P4"><text:span text:style-name="T3"/></text:p>
            <text:p text:style-name="P4"><text:span text:style-name="T3">for (String s : args) {</text:span></text:p>
            <text:p text:style-name="P4"><text:span text:style-name="T3"><text:s text:c="4"/></text:span><text:span text:style-name="T3">System.out.println(s);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While-loop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while (true) {</text:span></text:p>
            <text:p text:style-name="P5"><text:span text:style-name="T6">...</text:span></text:p>
            <text:p text:style-name="P4"><text:span text:style-name="T3">}</text:span></text:p>
            <text:p text:style-name="P4"><text:span text:style-name="T3"/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while (true) {</text:span></text:p>
            <text:p text:style-name="P5"><text:span text:style-name="T6">...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1">Exception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throw new Exception(“...”)</text:span></text:p>
            <text:p text:style-name="P4"><text:span text:style-name="T3"/></text:p>
            <text:p text:style-name="P4"><text:span text:style-name="T3">try {</text:span></text:p>
            <text:p text:style-name="P4"><text:span text:style-name="T3">} catch {</text:span></text:p>
            <text:p text:style-name="P5"><text:span text:style-name="T6">case e: IOException =&gt; ...</text:span></text:p>
            <text:p text:style-name="P4"><text:span text:style-name="T3">} finally {</text:span></text:p>
            <text:p text:style-name="P4"><text:span text:style-name="T3">}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throw new Exception(“...”)</text:span></text:p>
            <text:p text:style-name="P4"><text:span text:style-name="T3"/></text:p>
            <text:p text:style-name="P4"><text:span text:style-name="T3">try {</text:span></text:p>
            <text:p text:style-name="P4"><text:span text:style-name="T3">} catch (IOException e) {</text:span></text:p>
            <text:p text:style-name="P5"><text:span text:style-name="T6">...</text:span></text:p>
            <text:p text:style-name="P4"><text:span text:style-name="T3">} finally {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Varargs</text:p>
          </draw:text-box>
        </draw:frame>
        <draw:frame presentation:style-name="pr5" draw:text-style-name="P8" draw:layer="layout" svg:width="13.84cm" svg:height="13.86cm" svg:x="0.2cm" svg:y="5.014cm" presentation:class="outline" presentation:user-transformed="true">
          <draw:text-box>
            <text:p text:style-name="P7"><text:span text:style-name="T7">def foo(values: String*){ }</text:span></text:p>
            <text:p text:style-name="P7"><text:span text:style-name="T7"/></text:p>
            <text:p text:style-name="P7"><text:span text:style-name="T7"/></text:p>
            <text:p text:style-name="P7"><text:span text:style-name="T7">foo("bar", "baz")</text:span></text:p>
            <text:p text:style-name="P7"><text:span text:style-name="T7"/></text:p>
            <text:p text:style-name="P7"><text:span text:style-name="T7"/></text:p>
            <text:p text:style-name="P7"><text:span text:style-name="T7">val arr = Array("bar", "baz")</text:span></text:p>
            <text:p text:style-name="P7"><text:span text:style-name="T7">foo(arr: _*)</text:span></text:p>
          </draw:text-box>
        </draw:frame>
        <draw:frame presentation:style-name="pr5" draw:text-style-name="P8" draw:layer="layout" svg:width="15.875cm" svg:height="13.86cm" svg:x="12.097cm" svg:y="5.035cm" presentation:class="outline" presentation:user-transformed="true">
          <draw:text-box>
            <text:p text:style-name="P7"><text:span text:style-name="T7">public void foo(String... values){ }</text:span></text:p>
            <text:p text:style-name="P7"><text:span text:style-name="T7"/></text:p>
            <text:p text:style-name="P7"><text:span text:style-name="T7"/></text:p>
            <text:p text:style-name="P7"><text:span text:style-name="T7">foo("bar", "baz");</text:span></text:p>
            <text:p text:style-name="P7"><text:span text:style-name="T7"/></text:p>
            <text:p text:style-name="P7"><text:span text:style-name="T7"/></text:p>
            <text:p text:style-name="P7"><text:span text:style-name="T7">String[] arr = new String[]{"bar", "baz"}</text:span></text:p>
            <text:p text:style-name="P7"><text:span text:style-name="T7">foo(arr);</text:span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3T1">
        <office:forms form:automatic-focus="false" form:apply-design-mode="false"/>
        <draw:frame presentation:style-name="pr9" draw:text-style-name="P1" draw:layer="layout" svg:width="25.199cm" svg:height="3.507cm" svg:x="1.4cm" svg:y="0.837cm" presentation:class="title" presentation:user-transformed="true">
          <draw:text-box>
            <text:p text:style-name="P1">(Almost) everything is an expression</text:p>
          </draw:text-box>
        </draw:frame>
        <draw:frame presentation:style-name="pr8" draw:layer="layout" svg:width="25.905cm" svg:height="13.86cm" svg:x="1.4cm" svg:y="4.914cm" presentation:class="outline" presentation:user-transformed="true">
          <draw:text-box>
            <text:p text:style-name="P4">val res = if (foo) x else y</text:p>
            <text:p text:style-name="P4"/>
            <text:p text:style-name="P4">val res = for (i &lt;- 1 to 10) yield i <text:s text:c="3"/>// List(1, ..., 10)</text:p>
            <text:p text:style-name="P4"/>
            <text:p text:style-name="P4">val res = try { x } catch { ...; y } finally { } <text:s/>// x eller y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ollections – List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val tall = List(1, 2, 3)</text:span></text:p>
            <text:p text:style-name="P4"><text:span text:style-name="T3"/></text:p>
            <text:p text:style-name="P4"><text:span text:style-name="T3">val tall = 1 :: 2 :: 3 :: Nil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tall(0)</text:span></text:p>
            <text:p text:style-name="P4"><text:span text:style-name="T3">=&gt; 1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List&lt;Integer&gt; tall = </text:span></text:p>
            <text:p text:style-name="P4"><text:span text:style-name="T3"><text:s text:c="4"/></text:span><text:span text:style-name="T3">new ArrayList&lt;Integer&gt;();</text:span></text:p>
            <text:p text:style-name="P4"><text:span text:style-name="T3">tall.add(1);</text:span></text:p>
            <text:p text:style-name="P4"><text:span text:style-name="T3">tall.add(2);</text:span></text:p>
            <text:p text:style-name="P4"><text:span text:style-name="T3">tall.add(3);</text:span></text:p>
            <text:p text:style-name="P4"><text:span text:style-name="T3"/></text:p>
            <text:p text:style-name="P4"><text:span text:style-name="T3">tall.get(0);</text:span></text:p>
            <text:p text:style-name="P4"><text:span text:style-name="T3">=&gt;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ollections – Map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var m = Map(1 -&gt; “foo”)</text:span></text:p>
            <text:p text:style-name="P4"><text:span text:style-name="T3">m += 2 -&gt; “bar”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m(1)</text:span></text:p>
            <text:p text:style-name="P4"><text:span text:style-name="T3">=&gt; “foo”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Map&lt;Int, String&gt; m = </text:span></text:p>
            <text:p text:style-name="P4"><text:span text:style-name="T3"><text:s text:c="4"/></text:span><text:span text:style-name="T3">new HashMap&lt;Int, String&gt;();</text:span></text:p>
            <text:p text:style-name="P4"><text:span text:style-name="T3">m.put(1, “foo”);</text:span></text:p>
            <text:p text:style-name="P4"><text:span text:style-name="T3">m.put(2, “bar”);</text:span></text:p>
            <text:p text:style-name="P4"><text:span text:style-name="T3"/></text:p>
            <text:p text:style-name="P4"><text:span text:style-name="T3">m.get(1);</text:span></text:p>
            <text:p text:style-name="P4"><text:span text:style-name="T3">=&gt; fo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Generic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List[String]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List&lt;Strin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nowit-template" presentation:presentation-page-layout-name="AL2T3">
        <office:forms form:automatic-focus="false" form:apply-design-mode="false"/>
        <draw:frame presentation:style-name="pr9" draw:text-style-name="P1" draw:layer="layout" svg:width="25.199cm" svg:height="3.507cm" svg:x="1.4cm" svg:y="0.837cm" presentation:class="title" presentation:user-transformed="true">
          <draw:text-box>
            <text:p text:style-name="P1">Tuple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val tuple: Tuple2[Int, String] = </text:span></text:p>
            <text:p text:style-name="P5"><text:span text:style-name="T6">(1, “foo”)</text:span></text:p>
            <text:p text:style-name="P5"><text:span text:style-name="T6"/></text:p>
            <text:p text:style-name="P4"><text:span text:style-name="T3">val quadruple = </text:span></text:p>
            <text:p text:style-name="P5"><text:span text:style-name="T6">(2, “bar”, 0.5d, false)</text:span></text:p>
          </draw:text-box>
        </draw:frame>
        <draw:frame presentation:style-name="pr8" draw:layer="layout" svg:width="13.629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air&lt;Integer, String&gt; tuple = </text:span></text:p>
            <text:p text:style-name="P5"><text:span text:style-name="T6">new Pair&lt;Integer, String&gt;(1, “foo”)</text:span></text:p>
            <text:p text:style-name="P5"><text:span text:style-name="T6"/></text:p>
            <text:p text:style-name="P4"><text:span text:style-name="T3"/></text:p>
            <text:p text:style-name="P4"><text:span text:style-name="T3">... yeah right... ;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ckages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package mypackage</text:span></text:p>
            <text:p text:style-name="P4"><text:span text:style-name="T3">...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ackage mypackage;</text:span></text:p>
            <text:p text:style-name="P4"><text:span text:style-name="T3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mports</text:p>
          </draw:text-box>
        </draw:frame>
        <draw:frame presentation:style-name="pr5" draw:layer="layout" svg:width="15.745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import java.util.{List, ArrayList}</text:span></text:p>
            <text:p text:style-name="P4"><text:span text:style-name="T3"/></text:p>
            <text:p text:style-name="P4"><text:span text:style-name="T3"/></text:p>
            <text:p text:style-name="P4"><text:span text:style-name="T3">import java.io._</text:span></text:p>
            <text:p text:style-name="P4"><text:span text:style-name="T8"/></text:p>
            <text:p text:style-name="P4"><text:span text:style-name="T8">import java.sql.{Date =&gt; SDate}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import java.util.List</text:span></text:p>
            <text:p text:style-name="P4"><text:span text:style-name="T3">import java.util.ArrayList</text:span></text:p>
            <text:p text:style-name="P4"><text:span text:style-name="T3"/></text:p>
            <text:p text:style-name="P4"><text:span text:style-name="T3">import java.io.*</text:span></text:p>
            <text:p text:style-name="P4"><text:span text:style-name="T3"/></text:p>
            <text:p text:style-name="P4"><text:span text:style-name="T3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Nice to know</text:p>
          </draw:text-box>
        </draw:frame>
        <draw:frame presentation:style-name="pr5" draw:text-style-name="P12" draw:layer="layout" svg:width="12.296cm" svg:height="16.51cm" svg:x="1.4cm" svg:y="3.71cm" presentation:class="outline" presentation:user-transformed="true">
          <draw:text-box>
            <text:p text:style-name="P10"><text:span text:style-name="T9">Scala:</text:span></text:p>
            <text:p text:style-name="P10"><text:span text:style-name="T10"/></text:p>
            <text:p text:style-name="P10"><text:span text:style-name="T11">Console.println(“Hello”)</text:span></text:p>
            <text:p text:style-name="P10"><text:span text:style-name="T11">println(“Hello”)</text:span></text:p>
            <text:p text:style-name="P10"><text:span text:style-name="T11"/></text:p>
            <text:p text:style-name="P10"><text:span text:style-name="T11">val line = Console.readLine()</text:span></text:p>
            <text:p text:style-name="P10"><text:span text:style-name="T11">val line = readLine()</text:span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>error(“Bad”)</text:span></text:p>
            <text:p text:style-name="P10"><text:span text:style-name="T11"/></text:p>
            <text:p text:style-name="P10"><text:span text:style-name="T11">1 + 1</text:span></text:p>
            <text:p text:style-name="P10"><text:span text:style-name="T11">1 .+(1)</text:span></text:p>
            <text:p text:style-name="P10"><text:span text:style-name="T11"/></text:p>
            <text:p text:style-name="P10"><text:span text:style-name="T11">1 == new Object</text:span></text:p>
            <text:p text:style-name="P10"><text:span text:style-name="T11">1 eq new Object</text:span></text:p>
            <text:p text:style-name="P10"><text:span text:style-name="T12"/></text:p>
            <text:p text:style-name="P11"><text:span text:style-name="T13">"""A\sregex""".r</text:span></text:p>
            <text:p text:style-name="P10"><text:span text:style-name="T14"/></text:p>
            <text:p text:style-name="P10"><text:span text:style-name="T14"/></text:p>
          </draw:text-box>
        </draw:frame>
        <draw:frame presentation:style-name="pr5" draw:text-style-name="P12" draw:layer="layout" svg:width="14.03cm" svg:height="16.51cm" svg:x="13.57cm" svg:y="3.675cm" presentation:class="outline" presentation:user-transformed="true">
          <draw:text-box>
            <text:p text:style-name="P10"><text:span text:style-name="T9">Java:</text:span></text:p>
            <text:p text:style-name="P10"><text:span text:style-name="T10"/></text:p>
            <text:p text:style-name="P10"><text:span text:style-name="T11">System.out.println(“Hello”);</text:span></text:p>
            <text:p text:style-name="P10"><text:span text:style-name="T11"/></text:p>
            <text:p text:style-name="P10"><text:span text:style-name="T11"/></text:p>
            <text:p text:style-name="P10"><text:span text:style-name="T11">BufferedReader r = new BufferedReader(new InputStreamRead(System.in)</text:span></text:p>
            <text:p text:style-name="P10"><text:span text:style-name="T11">String line = r.readLine();</text:span></text:p>
            <text:p text:style-name="P10"><text:span text:style-name="T11"/></text:p>
            <text:p text:style-name="P10"><text:span text:style-name="T11"/></text:p>
            <text:p text:style-name="P10"><text:span text:style-name="T11">throw new RuntimException(“Bad”)</text:span></text:p>
            <text:p text:style-name="P10"><text:span text:style-name="T11"/></text:p>
            <text:p text:style-name="P10"><text:span text:style-name="T11">new Integer(1).toInt() + new <text:s/>Integer(1).toInt();</text:span></text:p>
            <text:p text:style-name="P10"><text:span text:style-name="T11"/></text:p>
            <text:p text:style-name="P10"><text:span text:style-name="T11"/></text:p>
            <text:p text:style-name="P10"><text:span text:style-name="T11">new Integer(1).equals(new Object());</text:span></text:p>
            <text:p text:style-name="P10"><text:span text:style-name="T11">new Integer(1) == new Object();</text:span></text:p>
            <text:p text:style-name="P10"><text:span text:style-name="T11"/></text:p>
            <text:p text:style-name="P10"><text:span text:style-name="T11">java.util.regex.Pattern.compile(“A\\sregex”);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9-09-17T16:23:05</meta:creation-date>
    <dc:date>2009-11-26T17:55:02</dc:date>
    <meta:editing-cycles>70</meta:editing-cycles>
    <meta:editing-duration>PT08H32M55S</meta:editing-duration>
    <dc:creator>Alf Kristian Støyle</dc:creator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